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243cm" draw:marker-start-center="false" draw:marker-end-width="0.24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1cm" svg:stroke-color="#999999" draw:marker-start-width="0.215cm" draw:marker-start-center="false" draw:marker-end-width="0.215cm" draw:marker-end-center="false" draw:fill="solid" draw:fill-color="#00b8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9cm" svg:stroke-color="#000000" draw:marker-start-width="0.198cm" draw:marker-start-center="false" draw:marker-end="Arrow_20_concave" draw:marker-end-width="0.198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000000" draw:marker-start="Arrow_20_concave" draw:marker-start-width="0.259cm" draw:marker-start-center="false" draw:marker-end-width="0.259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72cm" fo:min-width="0.192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747cm" fo:min-width="0.427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6cm" svg:stroke-color="#000000" draw:marker-start-width="0.289cm" draw:marker-start-center="false" draw:marker-end-width="0.289cm" draw:marker-end-center="false" draw:fill="solid" draw:fill-color="#00b8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5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35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35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5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5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56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356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356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56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56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56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57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357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57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57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57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357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57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57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57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57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58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74cm" fo:min-width="0.217cm" draw:shadow="hidden" draw:shadow-offset-x="0.3cm" draw:shadow-offset-y="0.3cm" draw:shadow-color="#808080"/>
    </style:style>
    <style:style style:name="gr32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76cm" fo:min-width="0.217cm" draw:shadow="hidden" draw:shadow-offset-x="0.3cm" draw:shadow-offset-y="0.3cm" draw:shadow-color="#808080"/>
    </style:style>
    <style:style style:name="gr33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false" fo:min-height="0.172cm" fo:min-width="0.217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681cm" svg:y1="11.958cm" svg:x2="7.681cm" svg:y2="17.959cm">
            <text:p/>
          </draw:line>
          <draw:line draw:style-name="gr1" draw:text-style-name="P1" draw:layer="layout" svg:x1="8.683cm" svg:y1="11.958cm" svg:x2="8.683cm" svg:y2="17.959cm">
            <text:p/>
          </draw:line>
          <draw:line draw:style-name="gr1" draw:text-style-name="P1" draw:layer="layout" svg:x1="9.683cm" svg:y1="11.958cm" svg:x2="9.683cm" svg:y2="17.959cm">
            <text:p/>
          </draw:line>
          <draw:line draw:style-name="gr1" draw:text-style-name="P1" draw:layer="layout" svg:x1="11.685cm" svg:y1="11.958cm" svg:x2="11.685cm" svg:y2="17.959cm">
            <text:p/>
          </draw:line>
          <draw:line draw:style-name="gr1" draw:text-style-name="P1" draw:layer="layout" svg:x1="12.685cm" svg:y1="11.958cm" svg:x2="12.685cm" svg:y2="17.959cm">
            <text:p/>
          </draw:line>
          <draw:line draw:style-name="gr1" draw:text-style-name="P1" draw:layer="layout" svg:x1="13.685cm" svg:y1="11.958cm" svg:x2="13.685cm" svg:y2="17.959cm">
            <text:p/>
          </draw:line>
          <draw:line draw:style-name="gr2" draw:text-style-name="P1" draw:layer="layout" svg:x1="7.185cm" svg:y1="11.958cm" svg:x2="7.185cm" svg:y2="17.959cm">
            <text:p/>
          </draw:line>
          <draw:line draw:style-name="gr2" draw:text-style-name="P1" draw:layer="layout" svg:x1="8.185cm" svg:y1="11.958cm" svg:x2="8.185cm" svg:y2="17.959cm">
            <text:p/>
          </draw:line>
          <draw:line draw:style-name="gr2" draw:text-style-name="P1" draw:layer="layout" svg:x1="9.182cm" svg:y1="11.958cm" svg:x2="9.182cm" svg:y2="17.959cm">
            <text:p/>
          </draw:line>
          <draw:line draw:style-name="gr2" draw:text-style-name="P1" draw:layer="layout" svg:x1="10.184cm" svg:y1="11.958cm" svg:x2="10.184cm" svg:y2="17.959cm">
            <text:p/>
          </draw:line>
          <draw:line draw:style-name="gr2" draw:text-style-name="P1" draw:layer="layout" svg:x1="11.186cm" svg:y1="11.958cm" svg:x2="11.186cm" svg:y2="17.959cm">
            <text:p/>
          </draw:line>
          <draw:line draw:style-name="gr2" draw:text-style-name="P1" draw:layer="layout" svg:x1="12.186cm" svg:y1="11.958cm" svg:x2="12.186cm" svg:y2="17.959cm">
            <text:p/>
          </draw:line>
          <draw:line draw:style-name="gr2" draw:text-style-name="P1" draw:layer="layout" svg:x1="13.186cm" svg:y1="11.958cm" svg:x2="13.186cm" svg:y2="17.959cm">
            <text:p/>
          </draw:line>
          <draw:line draw:style-name="gr2" draw:text-style-name="P1" draw:layer="layout" svg:x1="14.186cm" svg:y1="11.958cm" svg:x2="14.186cm" svg:y2="17.959cm">
            <text:p/>
          </draw:line>
          <draw:line draw:style-name="gr1" draw:text-style-name="P1" draw:layer="layout" svg:x1="7.185cm" svg:y1="17.961cm" svg:x2="14.185cm" svg:y2="17.961cm">
            <text:p/>
          </draw:line>
          <draw:line draw:style-name="gr1" draw:text-style-name="P1" draw:layer="layout" svg:x1="7.185cm" svg:y1="16.96cm" svg:x2="14.185cm" svg:y2="16.96cm">
            <text:p/>
          </draw:line>
          <draw:line draw:style-name="gr1" draw:text-style-name="P1" draw:layer="layout" svg:x1="7.185cm" svg:y1="15.96cm" svg:x2="14.185cm" svg:y2="15.96cm">
            <text:p/>
          </draw:line>
          <draw:line draw:style-name="gr1" draw:text-style-name="P1" draw:layer="layout" svg:x1="7.185cm" svg:y1="13.958cm" svg:x2="14.185cm" svg:y2="13.958cm">
            <text:p/>
          </draw:line>
          <draw:line draw:style-name="gr1" draw:text-style-name="P1" draw:layer="layout" svg:x1="7.185cm" svg:y1="12.958cm" svg:x2="14.185cm" svg:y2="12.958cm">
            <text:p/>
          </draw:line>
          <draw:line draw:style-name="gr1" draw:text-style-name="P1" draw:layer="layout" svg:x1="7.185cm" svg:y1="11.958cm" svg:x2="14.185cm" svg:y2="11.958cm">
            <text:p/>
          </draw:line>
          <draw:line draw:style-name="gr2" draw:text-style-name="P1" draw:layer="layout" svg:x1="7.185cm" svg:y1="17.46cm" svg:x2="14.185cm" svg:y2="17.46cm">
            <text:p/>
          </draw:line>
          <draw:line draw:style-name="gr2" draw:text-style-name="P1" draw:layer="layout" svg:x1="7.185cm" svg:y1="16.459cm" svg:x2="14.185cm" svg:y2="16.459cm">
            <text:p/>
          </draw:line>
          <draw:line draw:style-name="gr2" draw:text-style-name="P1" draw:layer="layout" svg:x1="7.185cm" svg:y1="15.459cm" svg:x2="14.185cm" svg:y2="15.459cm">
            <text:p/>
          </draw:line>
          <draw:line draw:style-name="gr2" draw:text-style-name="P1" draw:layer="layout" svg:x1="7.185cm" svg:y1="14.457cm" svg:x2="14.185cm" svg:y2="14.457cm">
            <text:p/>
          </draw:line>
          <draw:line draw:style-name="gr2" draw:text-style-name="P1" draw:layer="layout" svg:x1="7.185cm" svg:y1="13.457cm" svg:x2="14.185cm" svg:y2="13.457cm">
            <text:p/>
          </draw:line>
          <draw:line draw:style-name="gr2" draw:text-style-name="P1" draw:layer="layout" svg:x1="7.185cm" svg:y1="12.457cm" svg:x2="14.185cm" svg:y2="12.457cm">
            <text:p/>
          </draw:line>
          <draw:line draw:style-name="gr3" draw:text-style-name="P1" draw:layer="layout" svg:x1="7.185cm" svg:y1="17.858cm" svg:x2="14.185cm" svg:y2="17.858cm">
            <text:p/>
          </draw:line>
          <draw:line draw:style-name="gr3" draw:text-style-name="P1" draw:layer="layout" svg:x1="7.185cm" svg:y1="17.759cm" svg:x2="14.185cm" svg:y2="17.759cm">
            <text:p/>
          </draw:line>
          <draw:line draw:style-name="gr3" draw:text-style-name="P1" draw:layer="layout" svg:x1="7.185cm" svg:y1="17.657cm" svg:x2="14.185cm" svg:y2="17.657cm">
            <text:p/>
          </draw:line>
          <draw:line draw:style-name="gr3" draw:text-style-name="P1" draw:layer="layout" svg:x1="7.185cm" svg:y1="17.558cm" svg:x2="14.185cm" svg:y2="17.558cm">
            <text:p/>
          </draw:line>
          <draw:line draw:style-name="gr3" draw:text-style-name="P1" draw:layer="layout" svg:x1="7.185cm" svg:y1="17.357cm" svg:x2="14.185cm" svg:y2="17.357cm">
            <text:p/>
          </draw:line>
          <draw:line draw:style-name="gr3" draw:text-style-name="P1" draw:layer="layout" svg:x1="7.185cm" svg:y1="17.258cm" svg:x2="14.185cm" svg:y2="17.258cm">
            <text:p/>
          </draw:line>
          <draw:line draw:style-name="gr3" draw:text-style-name="P1" draw:layer="layout" svg:x1="7.185cm" svg:y1="17.158cm" svg:x2="14.185cm" svg:y2="17.158cm">
            <text:p/>
          </draw:line>
          <draw:line draw:style-name="gr3" draw:text-style-name="P1" draw:layer="layout" svg:x1="7.185cm" svg:y1="17.057cm" svg:x2="14.185cm" svg:y2="17.057cm">
            <text:p/>
          </draw:line>
          <draw:line draw:style-name="gr3" draw:text-style-name="P1" draw:layer="layout" svg:x1="7.185cm" svg:y1="16.858cm" svg:x2="14.185cm" svg:y2="16.858cm">
            <text:p/>
          </draw:line>
          <draw:line draw:style-name="gr3" draw:text-style-name="P1" draw:layer="layout" svg:x1="7.185cm" svg:y1="16.759cm" svg:x2="14.185cm" svg:y2="16.759cm">
            <text:p/>
          </draw:line>
          <draw:line draw:style-name="gr3" draw:text-style-name="P1" draw:layer="layout" svg:x1="7.185cm" svg:y1="16.661cm" svg:x2="14.185cm" svg:y2="16.661cm">
            <text:p/>
          </draw:line>
          <draw:line draw:style-name="gr3" draw:text-style-name="P1" draw:layer="layout" svg:x1="7.185cm" svg:y1="16.558cm" svg:x2="14.185cm" svg:y2="16.558cm">
            <text:p/>
          </draw:line>
          <draw:line draw:style-name="gr3" draw:text-style-name="P1" draw:layer="layout" svg:x1="7.185cm" svg:y1="16.357cm" svg:x2="14.185cm" svg:y2="16.357cm">
            <text:p/>
          </draw:line>
          <draw:line draw:style-name="gr3" draw:text-style-name="P1" draw:layer="layout" svg:x1="7.185cm" svg:y1="16.258cm" svg:x2="14.185cm" svg:y2="16.258cm">
            <text:p/>
          </draw:line>
          <draw:line draw:style-name="gr3" draw:text-style-name="P1" draw:layer="layout" svg:x1="7.185cm" svg:y1="16.16cm" svg:x2="14.185cm" svg:y2="16.16cm">
            <text:p/>
          </draw:line>
          <draw:line draw:style-name="gr3" draw:text-style-name="P1" draw:layer="layout" svg:x1="7.185cm" svg:y1="16.057cm" svg:x2="14.185cm" svg:y2="16.057cm">
            <text:p/>
          </draw:line>
          <draw:line draw:style-name="gr3" draw:text-style-name="P1" draw:layer="layout" svg:x1="7.185cm" svg:y1="15.858cm" svg:x2="14.185cm" svg:y2="15.858cm">
            <text:p/>
          </draw:line>
          <draw:line draw:style-name="gr3" draw:text-style-name="P1" draw:layer="layout" svg:x1="7.185cm" svg:y1="15.757cm" svg:x2="14.185cm" svg:y2="15.757cm">
            <text:p/>
          </draw:line>
          <draw:line draw:style-name="gr3" draw:text-style-name="P1" draw:layer="layout" svg:x1="7.185cm" svg:y1="15.66cm" svg:x2="14.185cm" svg:y2="15.66cm">
            <text:p/>
          </draw:line>
          <draw:line draw:style-name="gr3" draw:text-style-name="P1" draw:layer="layout" svg:x1="7.185cm" svg:y1="15.558cm" svg:x2="14.185cm" svg:y2="15.558cm">
            <text:p/>
          </draw:line>
          <draw:line draw:style-name="gr3" draw:text-style-name="P1" draw:layer="layout" svg:x1="7.185cm" svg:y1="15.361cm" svg:x2="14.185cm" svg:y2="15.361cm">
            <text:p/>
          </draw:line>
          <draw:line draw:style-name="gr3" draw:text-style-name="P1" draw:layer="layout" svg:x1="7.185cm" svg:y1="15.258cm" svg:x2="14.185cm" svg:y2="15.258cm">
            <text:p/>
          </draw:line>
          <draw:line draw:style-name="gr3" draw:text-style-name="P1" draw:layer="layout" svg:x1="7.185cm" svg:y1="15.159cm" svg:x2="14.185cm" svg:y2="15.159cm">
            <text:p/>
          </draw:line>
          <draw:line draw:style-name="gr3" draw:text-style-name="P1" draw:layer="layout" svg:x1="7.185cm" svg:y1="15.057cm" svg:x2="14.185cm" svg:y2="15.057cm">
            <text:p/>
          </draw:line>
          <draw:line draw:style-name="gr3" draw:text-style-name="P1" draw:layer="layout" svg:x1="7.185cm" svg:y1="14.86cm" svg:x2="14.185cm" svg:y2="14.86cm">
            <text:p/>
          </draw:line>
          <draw:line draw:style-name="gr3" draw:text-style-name="P1" draw:layer="layout" svg:x1="7.185cm" svg:y1="14.757cm" svg:x2="14.185cm" svg:y2="14.757cm">
            <text:p/>
          </draw:line>
          <draw:line draw:style-name="gr3" draw:text-style-name="P1" draw:layer="layout" svg:x1="7.185cm" svg:y1="14.66cm" svg:x2="14.185cm" svg:y2="14.66cm">
            <text:p/>
          </draw:line>
          <draw:line draw:style-name="gr3" draw:text-style-name="P1" draw:layer="layout" svg:x1="7.185cm" svg:y1="14.558cm" svg:x2="14.185cm" svg:y2="14.558cm">
            <text:p/>
          </draw:line>
          <draw:line draw:style-name="gr3" draw:text-style-name="P1" draw:layer="layout" svg:x1="7.185cm" svg:y1="14.36cm" svg:x2="14.185cm" svg:y2="14.36cm">
            <text:p/>
          </draw:line>
          <draw:line draw:style-name="gr3" draw:text-style-name="P1" draw:layer="layout" svg:x1="7.185cm" svg:y1="14.258cm" svg:x2="14.185cm" svg:y2="14.258cm">
            <text:p/>
          </draw:line>
          <draw:line draw:style-name="gr3" draw:text-style-name="P1" draw:layer="layout" svg:x1="7.185cm" svg:y1="14.159cm" svg:x2="14.185cm" svg:y2="14.159cm">
            <text:p/>
          </draw:line>
          <draw:line draw:style-name="gr3" draw:text-style-name="P1" draw:layer="layout" svg:x1="7.185cm" svg:y1="14.061cm" svg:x2="14.185cm" svg:y2="14.061cm">
            <text:p/>
          </draw:line>
          <draw:line draw:style-name="gr3" draw:text-style-name="P1" draw:layer="layout" svg:x1="7.185cm" svg:y1="13.859cm" svg:x2="14.185cm" svg:y2="13.859cm">
            <text:p/>
          </draw:line>
          <draw:line draw:style-name="gr3" draw:text-style-name="P1" draw:layer="layout" svg:x1="7.185cm" svg:y1="13.757cm" svg:x2="14.185cm" svg:y2="13.757cm">
            <text:p/>
          </draw:line>
          <draw:line draw:style-name="gr3" draw:text-style-name="P1" draw:layer="layout" svg:x1="7.185cm" svg:y1="13.658cm" svg:x2="14.185cm" svg:y2="13.658cm">
            <text:p/>
          </draw:line>
          <draw:line draw:style-name="gr3" draw:text-style-name="P1" draw:layer="layout" svg:x1="7.185cm" svg:y1="13.56cm" svg:x2="14.185cm" svg:y2="13.56cm">
            <text:p/>
          </draw:line>
          <draw:line draw:style-name="gr3" draw:text-style-name="P1" draw:layer="layout" svg:x1="7.185cm" svg:y1="13.36cm" svg:x2="14.185cm" svg:y2="13.36cm">
            <text:p/>
          </draw:line>
          <draw:line draw:style-name="gr3" draw:text-style-name="P1" draw:layer="layout" svg:x1="7.185cm" svg:y1="13.258cm" svg:x2="14.185cm" svg:y2="13.258cm">
            <text:p/>
          </draw:line>
          <draw:line draw:style-name="gr3" draw:text-style-name="P1" draw:layer="layout" svg:x1="7.185cm" svg:y1="13.157cm" svg:x2="14.185cm" svg:y2="13.157cm">
            <text:p/>
          </draw:line>
          <draw:line draw:style-name="gr3" draw:text-style-name="P1" draw:layer="layout" svg:x1="7.185cm" svg:y1="13.06cm" svg:x2="14.185cm" svg:y2="13.06cm">
            <text:p/>
          </draw:line>
          <draw:line draw:style-name="gr3" draw:text-style-name="P1" draw:layer="layout" svg:x1="7.185cm" svg:y1="12.859cm" svg:x2="14.185cm" svg:y2="12.859cm">
            <text:p/>
          </draw:line>
          <draw:line draw:style-name="gr3" draw:text-style-name="P1" draw:layer="layout" svg:x1="7.185cm" svg:y1="12.761cm" svg:x2="14.185cm" svg:y2="12.761cm">
            <text:p/>
          </draw:line>
          <draw:line draw:style-name="gr3" draw:text-style-name="P1" draw:layer="layout" svg:x1="7.185cm" svg:y1="12.658cm" svg:x2="14.185cm" svg:y2="12.658cm">
            <text:p/>
          </draw:line>
          <draw:line draw:style-name="gr3" draw:text-style-name="P1" draw:layer="layout" svg:x1="7.185cm" svg:y1="12.559cm" svg:x2="14.185cm" svg:y2="12.559cm">
            <text:p/>
          </draw:line>
          <draw:line draw:style-name="gr3" draw:text-style-name="P1" draw:layer="layout" svg:x1="7.185cm" svg:y1="12.358cm" svg:x2="14.185cm" svg:y2="12.358cm">
            <text:p/>
          </draw:line>
          <draw:line draw:style-name="gr3" draw:text-style-name="P1" draw:layer="layout" svg:x1="7.185cm" svg:y1="12.26cm" svg:x2="14.185cm" svg:y2="12.26cm">
            <text:p/>
          </draw:line>
          <draw:line draw:style-name="gr3" draw:text-style-name="P1" draw:layer="layout" svg:x1="7.185cm" svg:y1="12.157cm" svg:x2="14.185cm" svg:y2="12.157cm">
            <text:p/>
          </draw:line>
          <draw:line draw:style-name="gr3" draw:text-style-name="P1" draw:layer="layout" svg:x1="7.185cm" svg:y1="12.06cm" svg:x2="14.185cm" svg:y2="12.06cm">
            <text:p/>
          </draw:line>
          <draw:line draw:style-name="gr3" draw:text-style-name="P1" draw:layer="layout" svg:x1="7.286cm" svg:y1="11.958cm" svg:x2="7.286cm" svg:y2="17.959cm">
            <text:p/>
          </draw:line>
          <draw:line draw:style-name="gr3" draw:text-style-name="P1" draw:layer="layout" svg:x1="7.383cm" svg:y1="11.958cm" svg:x2="7.383cm" svg:y2="17.959cm">
            <text:p/>
          </draw:line>
          <draw:line draw:style-name="gr3" draw:text-style-name="P1" draw:layer="layout" svg:x1="7.485cm" svg:y1="11.958cm" svg:x2="7.485cm" svg:y2="17.959cm">
            <text:p/>
          </draw:line>
          <draw:line draw:style-name="gr3" draw:text-style-name="P1" draw:layer="layout" svg:x1="7.584cm" svg:y1="11.958cm" svg:x2="7.584cm" svg:y2="17.959cm">
            <text:p/>
          </draw:line>
          <draw:line draw:style-name="gr3" draw:text-style-name="P1" draw:layer="layout" svg:x1="7.785cm" svg:y1="11.958cm" svg:x2="7.785cm" svg:y2="17.959cm">
            <text:p/>
          </draw:line>
          <draw:line draw:style-name="gr3" draw:text-style-name="P1" draw:layer="layout" svg:x1="7.884cm" svg:y1="11.958cm" svg:x2="7.884cm" svg:y2="17.959cm">
            <text:p/>
          </draw:line>
          <draw:line draw:style-name="gr3" draw:text-style-name="P1" draw:layer="layout" svg:x1="7.986cm" svg:y1="11.958cm" svg:x2="7.986cm" svg:y2="17.959cm">
            <text:p/>
          </draw:line>
          <draw:line draw:style-name="gr3" draw:text-style-name="P1" draw:layer="layout" svg:x1="8.085cm" svg:y1="11.958cm" svg:x2="8.085cm" svg:y2="17.959cm">
            <text:p/>
          </draw:line>
          <draw:line draw:style-name="gr3" draw:text-style-name="P1" draw:layer="layout" svg:x1="8.286cm" svg:y1="11.958cm" svg:x2="8.286cm" svg:y2="17.959cm">
            <text:p/>
          </draw:line>
          <draw:line draw:style-name="gr3" draw:text-style-name="P1" draw:layer="layout" svg:x1="8.383cm" svg:y1="11.958cm" svg:x2="8.383cm" svg:y2="17.959cm">
            <text:p/>
          </draw:line>
          <draw:line draw:style-name="gr3" draw:text-style-name="P1" draw:layer="layout" svg:x1="8.485cm" svg:y1="11.958cm" svg:x2="8.485cm" svg:y2="17.959cm">
            <text:p/>
          </draw:line>
          <draw:line draw:style-name="gr3" draw:text-style-name="P1" draw:layer="layout" svg:x1="8.586cm" svg:y1="11.958cm" svg:x2="8.586cm" svg:y2="17.959cm">
            <text:p/>
          </draw:line>
          <draw:line draw:style-name="gr3" draw:text-style-name="P1" draw:layer="layout" svg:x1="8.785cm" svg:y1="11.958cm" svg:x2="8.785cm" svg:y2="17.959cm">
            <text:p/>
          </draw:line>
          <draw:line draw:style-name="gr3" draw:text-style-name="P1" draw:layer="layout" svg:x1="8.884cm" svg:y1="11.958cm" svg:x2="8.884cm" svg:y2="17.959cm">
            <text:p/>
          </draw:line>
          <draw:line draw:style-name="gr3" draw:text-style-name="P1" draw:layer="layout" svg:x1="8.981cm" svg:y1="11.958cm" svg:x2="8.981cm" svg:y2="17.959cm">
            <text:p/>
          </draw:line>
          <draw:line draw:style-name="gr3" draw:text-style-name="P1" draw:layer="layout" svg:x1="9.085cm" svg:y1="11.958cm" svg:x2="9.085cm" svg:y2="17.959cm">
            <text:p/>
          </draw:line>
          <draw:line draw:style-name="gr3" draw:text-style-name="P1" draw:layer="layout" svg:x1="9.286cm" svg:y1="11.958cm" svg:x2="9.286cm" svg:y2="17.959cm">
            <text:p/>
          </draw:line>
          <draw:line draw:style-name="gr3" draw:text-style-name="P1" draw:layer="layout" svg:x1="9.385cm" svg:y1="11.958cm" svg:x2="9.385cm" svg:y2="17.959cm">
            <text:p/>
          </draw:line>
          <draw:line draw:style-name="gr3" draw:text-style-name="P1" draw:layer="layout" svg:x1="9.485cm" svg:y1="11.958cm" svg:x2="9.485cm" svg:y2="17.959cm">
            <text:p/>
          </draw:line>
          <draw:line draw:style-name="gr3" draw:text-style-name="P1" draw:layer="layout" svg:x1="9.586cm" svg:y1="11.958cm" svg:x2="9.586cm" svg:y2="17.959cm">
            <text:p/>
          </draw:line>
          <draw:line draw:style-name="gr3" draw:text-style-name="P1" draw:layer="layout" svg:x1="9.785cm" svg:y1="11.958cm" svg:x2="9.785cm" svg:y2="17.959cm">
            <text:p/>
          </draw:line>
          <draw:line draw:style-name="gr3" draw:text-style-name="P1" draw:layer="layout" svg:x1="9.886cm" svg:y1="11.958cm" svg:x2="9.886cm" svg:y2="17.959cm">
            <text:p/>
          </draw:line>
          <draw:line draw:style-name="gr3" draw:text-style-name="P1" draw:layer="layout" svg:x1="9.983cm" svg:y1="11.958cm" svg:x2="9.983cm" svg:y2="17.959cm">
            <text:p/>
          </draw:line>
          <draw:line draw:style-name="gr3" draw:text-style-name="P1" draw:layer="layout" svg:x1="10.085cm" svg:y1="11.958cm" svg:x2="10.085cm" svg:y2="17.959cm">
            <text:p/>
          </draw:line>
          <draw:line draw:style-name="gr3" draw:text-style-name="P1" draw:layer="layout" svg:x1="10.284cm" svg:y1="11.958cm" svg:x2="10.284cm" svg:y2="17.959cm">
            <text:p/>
          </draw:line>
          <draw:line draw:style-name="gr3" draw:text-style-name="P1" draw:layer="layout" svg:x1="10.385cm" svg:y1="11.958cm" svg:x2="10.385cm" svg:y2="17.959cm">
            <text:p/>
          </draw:line>
          <draw:line draw:style-name="gr3" draw:text-style-name="P1" draw:layer="layout" svg:x1="10.482cm" svg:y1="11.958cm" svg:x2="10.482cm" svg:y2="17.959cm">
            <text:p/>
          </draw:line>
          <draw:line draw:style-name="gr3" draw:text-style-name="P1" draw:layer="layout" svg:x1="10.586cm" svg:y1="11.958cm" svg:x2="10.586cm" svg:y2="17.959cm">
            <text:p/>
          </draw:line>
          <draw:line draw:style-name="gr3" draw:text-style-name="P1" draw:layer="layout" svg:x1="10.785cm" svg:y1="11.958cm" svg:x2="10.785cm" svg:y2="17.959cm">
            <text:p/>
          </draw:line>
          <draw:line draw:style-name="gr3" draw:text-style-name="P1" draw:layer="layout" svg:x1="10.886cm" svg:y1="11.958cm" svg:x2="10.886cm" svg:y2="17.959cm">
            <text:p/>
          </draw:line>
          <draw:line draw:style-name="gr3" draw:text-style-name="P1" draw:layer="layout" svg:x1="10.983cm" svg:y1="11.958cm" svg:x2="10.983cm" svg:y2="17.959cm">
            <text:p/>
          </draw:line>
          <draw:line draw:style-name="gr3" draw:text-style-name="P1" draw:layer="layout" svg:x1="11.085cm" svg:y1="11.958cm" svg:x2="11.085cm" svg:y2="17.959cm">
            <text:p/>
          </draw:line>
          <draw:line draw:style-name="gr3" draw:text-style-name="P1" draw:layer="layout" svg:x1="11.283cm" svg:y1="11.958cm" svg:x2="11.283cm" svg:y2="17.959cm">
            <text:p/>
          </draw:line>
          <draw:line draw:style-name="gr3" draw:text-style-name="P1" draw:layer="layout" svg:x1="11.385cm" svg:y1="11.958cm" svg:x2="11.385cm" svg:y2="17.959cm">
            <text:p/>
          </draw:line>
          <draw:line draw:style-name="gr3" draw:text-style-name="P1" draw:layer="layout" svg:x1="11.484cm" svg:y1="11.958cm" svg:x2="11.484cm" svg:y2="17.959cm">
            <text:p/>
          </draw:line>
          <draw:line draw:style-name="gr3" draw:text-style-name="P1" draw:layer="layout" svg:x1="11.584cm" svg:y1="11.958cm" svg:x2="11.584cm" svg:y2="17.959cm">
            <text:p/>
          </draw:line>
          <draw:line draw:style-name="gr3" draw:text-style-name="P1" draw:layer="layout" svg:x1="11.782cm" svg:y1="11.958cm" svg:x2="11.782cm" svg:y2="17.959cm">
            <text:p/>
          </draw:line>
          <draw:line draw:style-name="gr3" draw:text-style-name="P1" draw:layer="layout" svg:x1="11.886cm" svg:y1="11.958cm" svg:x2="11.886cm" svg:y2="17.959cm">
            <text:p/>
          </draw:line>
          <draw:line draw:style-name="gr3" draw:text-style-name="P1" draw:layer="layout" svg:x1="11.985cm" svg:y1="11.958cm" svg:x2="11.985cm" svg:y2="17.959cm">
            <text:p/>
          </draw:line>
          <draw:line draw:style-name="gr3" draw:text-style-name="P1" draw:layer="layout" svg:x1="12.085cm" svg:y1="11.958cm" svg:x2="12.085cm" svg:y2="17.959cm">
            <text:p/>
          </draw:line>
          <draw:line draw:style-name="gr3" draw:text-style-name="P1" draw:layer="layout" svg:x1="12.283cm" svg:y1="11.958cm" svg:x2="12.283cm" svg:y2="17.959cm">
            <text:p/>
          </draw:line>
          <draw:line draw:style-name="gr3" draw:text-style-name="P1" draw:layer="layout" svg:x1="12.385cm" svg:y1="11.958cm" svg:x2="12.385cm" svg:y2="17.959cm">
            <text:p/>
          </draw:line>
          <draw:line draw:style-name="gr3" draw:text-style-name="P1" draw:layer="layout" svg:x1="12.484cm" svg:y1="11.958cm" svg:x2="12.484cm" svg:y2="17.959cm">
            <text:p/>
          </draw:line>
          <draw:line draw:style-name="gr3" draw:text-style-name="P1" draw:layer="layout" svg:x1="12.583cm" svg:y1="11.958cm" svg:x2="12.583cm" svg:y2="17.959cm">
            <text:p/>
          </draw:line>
          <draw:line draw:style-name="gr3" draw:text-style-name="P1" draw:layer="layout" svg:x1="12.784cm" svg:y1="11.958cm" svg:x2="12.784cm" svg:y2="17.959cm">
            <text:p/>
          </draw:line>
          <draw:line draw:style-name="gr3" draw:text-style-name="P1" draw:layer="layout" svg:x1="12.884cm" svg:y1="11.958cm" svg:x2="12.884cm" svg:y2="17.959cm">
            <text:p/>
          </draw:line>
          <draw:line draw:style-name="gr3" draw:text-style-name="P1" draw:layer="layout" svg:x1="12.985cm" svg:y1="11.958cm" svg:x2="12.985cm" svg:y2="17.959cm">
            <text:p/>
          </draw:line>
          <draw:line draw:style-name="gr3" draw:text-style-name="P1" draw:layer="layout" svg:x1="13.082cm" svg:y1="11.958cm" svg:x2="13.082cm" svg:y2="17.959cm">
            <text:p/>
          </draw:line>
          <draw:line draw:style-name="gr3" draw:text-style-name="P1" draw:layer="layout" svg:x1="13.285cm" svg:y1="11.958cm" svg:x2="13.285cm" svg:y2="17.959cm">
            <text:p/>
          </draw:line>
          <draw:line draw:style-name="gr3" draw:text-style-name="P1" draw:layer="layout" svg:x1="13.385cm" svg:y1="11.958cm" svg:x2="13.385cm" svg:y2="17.959cm">
            <text:p/>
          </draw:line>
          <draw:line draw:style-name="gr3" draw:text-style-name="P1" draw:layer="layout" svg:x1="13.486cm" svg:y1="11.958cm" svg:x2="13.486cm" svg:y2="17.959cm">
            <text:p/>
          </draw:line>
          <draw:line draw:style-name="gr3" draw:text-style-name="P1" draw:layer="layout" svg:x1="13.583cm" svg:y1="11.958cm" svg:x2="13.583cm" svg:y2="17.959cm">
            <text:p/>
          </draw:line>
          <draw:line draw:style-name="gr3" draw:text-style-name="P1" draw:layer="layout" svg:x1="13.784cm" svg:y1="11.958cm" svg:x2="13.784cm" svg:y2="17.959cm">
            <text:p/>
          </draw:line>
          <draw:line draw:style-name="gr3" draw:text-style-name="P1" draw:layer="layout" svg:x1="13.881cm" svg:y1="11.958cm" svg:x2="13.881cm" svg:y2="17.959cm">
            <text:p/>
          </draw:line>
          <draw:line draw:style-name="gr3" draw:text-style-name="P1" draw:layer="layout" svg:x1="13.985cm" svg:y1="11.958cm" svg:x2="13.985cm" svg:y2="17.959cm">
            <text:p/>
          </draw:line>
          <draw:line draw:style-name="gr3" draw:text-style-name="P1" draw:layer="layout" svg:x1="14.084cm" svg:y1="11.958cm" svg:x2="14.084cm" svg:y2="17.959cm">
            <text:p/>
          </draw:line>
          <draw:line draw:style-name="gr4" draw:text-style-name="P1" draw:layer="layout" svg:x1="7.185cm" svg:y1="14.958cm" svg:x2="14.185cm" svg:y2="14.958cm">
            <text:p/>
          </draw:line>
          <draw:line draw:style-name="gr5" draw:text-style-name="P1" draw:layer="layout" svg:x1="10.685cm" svg:y1="11.958cm" svg:x2="10.685cm" svg:y2="17.959cm">
            <text:p/>
          </draw:line>
          <draw:frame draw:style-name="gr6" draw:text-style-name="P3" draw:layer="layout" svg:width="0.223cm" svg:height="0.624cm" svg:x="10.388cm" svg:y="14.915cm">
            <draw:text-box>
              <text:p text:style-name="P2"><text:span text:style-name="T1">0</text:span></text:p>
            </draw:text-box>
          </draw:frame>
          <draw:frame draw:style-name="gr7" draw:text-style-name="P3" draw:layer="layout" svg:width="1.116cm" svg:height="0.997cm" svg:x="11.341cm" svg:y="15.091cm">
            <draw:text-box>
              <text:p text:style-name="P2"><text:span text:style-name="T1">+1</text:span></text:p>
            </draw:text-box>
          </draw:frame>
          <draw:frame draw:style-name="gr7" draw:text-style-name="P3" draw:layer="layout" svg:width="1.1cm" svg:height="0.997cm" svg:x="9.682cm" svg:y="13.673cm">
            <draw:text-box>
              <text:p text:style-name="P2"><text:span text:style-name="T1">+1</text:span></text:p>
            </draw:text-box>
          </draw:frame>
          <draw:line draw:style-name="gr8" draw:text-style-name="P1" draw:layer="layout" svg:x1="11.685cm" svg:y1="14.808cm" svg:x2="11.685cm" svg:y2="15.108cm">
            <text:p/>
          </draw:line>
          <draw:line draw:style-name="gr8" draw:text-style-name="P1" draw:layer="layout" svg:x1="10.835cm" svg:y1="13.958cm" svg:x2="10.535cm" svg:y2="13.958cm">
            <text:p/>
          </draw:line>
          <draw:g>
            <draw:line draw:style-name="gr9" draw:text-style-name="P4" draw:layer="layout" svg:x1="12.087cm" svg:y1="12.358cm" svg:x2="12.286cm" svg:y2="12.559cm">
              <text:p/>
            </draw:line>
            <draw:line draw:style-name="gr10" draw:text-style-name="P4" draw:layer="layout" svg:x1="12.286cm" svg:y1="12.358cm" svg:x2="12.087cm" svg:y2="12.559cm">
              <text:p/>
            </draw:line>
          </draw:g>
          <draw:g>
            <draw:line draw:style-name="gr11" draw:text-style-name="P4" draw:layer="layout" svg:x1="8.286cm" svg:y1="13.36cm" svg:x2="8.485cm" svg:y2="13.559cm">
              <text:p/>
            </draw:line>
            <draw:line draw:style-name="gr12" draw:text-style-name="P4" draw:layer="layout" svg:x1="8.485cm" svg:y1="13.36cm" svg:x2="8.286cm" svg:y2="13.559cm">
              <text:p/>
            </draw:line>
          </draw:g>
          <draw:g>
            <draw:line draw:style-name="gr13" draw:text-style-name="P4" draw:layer="layout" svg:x1="7.785cm" svg:y1="15.563cm" svg:x2="7.984cm" svg:y2="15.762cm">
              <text:p/>
            </draw:line>
            <draw:line draw:style-name="gr14" draw:text-style-name="P4" draw:layer="layout" svg:x1="7.984cm" svg:y1="15.563cm" svg:x2="7.785cm" svg:y2="15.762cm">
              <text:p/>
            </draw:line>
          </draw:g>
          <draw:g>
            <draw:line draw:style-name="gr15" draw:text-style-name="P4" draw:layer="layout" svg:x1="11.29cm" svg:y1="15.563cm" svg:x2="11.489cm" svg:y2="15.764cm">
              <text:p/>
            </draw:line>
            <draw:line draw:style-name="gr16" draw:text-style-name="P4" draw:layer="layout" svg:x1="11.489cm" svg:y1="15.563cm" svg:x2="11.29cm" svg:y2="15.764cm">
              <text:p/>
            </draw:line>
          </draw:g>
          <draw:g>
            <draw:line draw:style-name="gr17" draw:text-style-name="P4" draw:layer="layout" svg:x1="10.586cm" svg:y1="17.46cm" svg:x2="10.785cm" svg:y2="17.659cm">
              <text:p/>
            </draw:line>
            <draw:line draw:style-name="gr18" draw:text-style-name="P4" draw:layer="layout" svg:x1="10.785cm" svg:y1="17.46cm" svg:x2="10.586cm" svg:y2="17.659cm">
              <text:p/>
            </draw:line>
          </draw:g>
          <draw:g>
            <draw:line draw:style-name="gr19" draw:text-style-name="P4" draw:layer="layout" svg:x1="13.082cm" svg:y1="16.558cm" svg:x2="13.281cm" svg:y2="16.757cm">
              <text:p/>
            </draw:line>
            <draw:line draw:style-name="gr20" draw:text-style-name="P4" draw:layer="layout" svg:x1="13.281cm" svg:y1="16.558cm" svg:x2="13.082cm" svg:y2="16.757cm">
              <text:p/>
            </draw:line>
          </draw:g>
          <draw:g>
            <draw:line draw:style-name="gr21" draw:text-style-name="P4" draw:layer="layout" svg:x1="13.082cm" svg:y1="14.86cm" svg:x2="13.281cm" svg:y2="15.059cm">
              <text:p/>
            </draw:line>
            <draw:line draw:style-name="gr22" draw:text-style-name="P4" draw:layer="layout" svg:x1="13.281cm" svg:y1="14.86cm" svg:x2="13.082cm" svg:y2="15.059cm">
              <text:p/>
            </draw:line>
          </draw:g>
          <draw:g>
            <draw:line draw:style-name="gr23" draw:text-style-name="P4" draw:layer="layout" svg:x1="13.186cm" svg:y1="13.56cm" svg:x2="13.385cm" svg:y2="13.759cm">
              <text:p/>
            </draw:line>
            <draw:line draw:style-name="gr24" draw:text-style-name="P4" draw:layer="layout" svg:x1="13.385cm" svg:y1="13.56cm" svg:x2="13.186cm" svg:y2="13.759cm">
              <text:p/>
            </draw:line>
          </draw:g>
          <draw:g>
            <draw:line draw:style-name="gr25" draw:text-style-name="P4" draw:layer="layout" svg:x1="10.586cm" svg:y1="13.36cm" svg:x2="10.785cm" svg:y2="13.559cm">
              <text:p/>
            </draw:line>
            <draw:line draw:style-name="gr26" draw:text-style-name="P4" draw:layer="layout" svg:x1="10.785cm" svg:y1="13.36cm" svg:x2="10.586cm" svg:y2="13.559cm">
              <text:p/>
            </draw:line>
          </draw:g>
          <draw:g>
            <draw:line draw:style-name="gr27" draw:text-style-name="P4" draw:layer="layout" svg:x1="9.182cm" svg:y1="14.86cm" svg:x2="9.381cm" svg:y2="15.059cm">
              <text:p/>
            </draw:line>
            <draw:line draw:style-name="gr28" draw:text-style-name="P4" draw:layer="layout" svg:x1="9.381cm" svg:y1="14.86cm" svg:x2="9.182cm" svg:y2="15.059cm">
              <text:p/>
            </draw:line>
          </draw:g>
          <draw:g>
            <draw:line draw:style-name="gr29" draw:text-style-name="P4" draw:layer="layout" svg:x1="8.884cm" svg:y1="16.558cm" svg:x2="9.083cm" svg:y2="16.757cm">
              <text:p/>
            </draw:line>
            <draw:line draw:style-name="gr30" draw:text-style-name="P4" draw:layer="layout" svg:x1="9.083cm" svg:y1="16.558cm" svg:x2="8.884cm" svg:y2="16.757cm">
              <text:p/>
            </draw:line>
          </draw:g>
          <draw:frame draw:style-name="gr31" draw:text-style-name="P5" draw:layer="layout" svg:width="0.248cm" svg:height="0.624cm" svg:x="12.288cm" svg:y="12.027cm">
            <draw:text-box>
              <text:p text:style-name="P2"><text:span text:style-name="T2">A</text:span></text:p>
            </draw:text-box>
          </draw:frame>
          <draw:frame draw:style-name="gr32" draw:text-style-name="P5" draw:layer="layout" svg:width="0.248cm" svg:height="0.624cm" svg:x="8.102cm" svg:y="13.027cm">
            <draw:text-box>
              <text:p text:style-name="P2"><text:span text:style-name="T2">B</text:span></text:p>
            </draw:text-box>
          </draw:frame>
          <draw:frame draw:style-name="gr33" draw:text-style-name="P5" draw:layer="layout" svg:width="0.248cm" svg:height="0.624cm" svg:x="8.003cm" svg:y="15.214cm">
            <draw:text-box>
              <text:p text:style-name="P2"><text:span text:style-name="T2">C</text:span></text:p>
            </draw:text-box>
          </draw:frame>
          <draw:frame draw:style-name="gr32" draw:text-style-name="P5" draw:layer="layout" svg:width="0.248cm" svg:height="0.624cm" svg:x="11.147cm" svg:y="15.361cm">
            <draw:text-box>
              <text:p text:style-name="P2"><text:span text:style-name="T2">J</text:span></text:p>
            </draw:text-box>
          </draw:frame>
          <draw:frame draw:style-name="gr32" draw:text-style-name="P5" draw:layer="layout" svg:width="0.249cm" svg:height="0.624cm" svg:x="10.831cm" svg:y="17.246cm">
            <draw:text-box>
              <text:p text:style-name="P2"><text:span text:style-name="T2">I</text:span></text:p>
            </draw:text-box>
          </draw:frame>
          <draw:frame draw:style-name="gr31" draw:text-style-name="P5" draw:layer="layout" svg:width="0.251cm" svg:height="0.624cm" svg:x="13.33cm" svg:y="16.458cm">
            <draw:text-box>
              <text:p text:style-name="P2"><text:span text:style-name="T2">D</text:span></text:p>
            </draw:text-box>
          </draw:frame>
          <draw:frame draw:style-name="gr31" draw:text-style-name="P5" draw:layer="layout" svg:width="0.248cm" svg:height="0.624cm" svg:x="13.281cm" svg:y="14.507cm">
            <draw:text-box>
              <text:p text:style-name="P2"><text:span text:style-name="T2">K</text:span></text:p>
            </draw:text-box>
          </draw:frame>
          <draw:frame draw:style-name="gr32" draw:text-style-name="P5" draw:layer="layout" svg:width="0.251cm" svg:height="0.624cm" svg:x="12.912cm" svg:y="13.485cm">
            <draw:text-box>
              <text:p text:style-name="P2"><text:span text:style-name="T2">G</text:span></text:p>
            </draw:text-box>
          </draw:frame>
          <draw:frame draw:style-name="gr32" draw:text-style-name="P5" draw:layer="layout" svg:width="0.248cm" svg:height="0.624cm" svg:x="10.81cm" svg:y="13.006cm">
            <draw:text-box>
              <text:p text:style-name="P2"><text:span text:style-name="T2">E</text:span></text:p>
            </draw:text-box>
          </draw:frame>
          <draw:frame draw:style-name="gr32" draw:text-style-name="P5" draw:layer="layout" svg:width="0.251cm" svg:height="0.624cm" svg:x="9.37cm" svg:y="14.435cm">
            <draw:text-box>
              <text:p text:style-name="P2"><text:span text:style-name="T2">F</text:span></text:p>
            </draw:text-box>
          </draw:frame>
          <draw:frame draw:style-name="gr31" draw:text-style-name="P5" draw:layer="layout" svg:width="0.249cm" svg:height="0.624cm" svg:x="9.111cm" svg:y="16.237cm">
            <draw:text-box>
              <text:p text:style-name="P2"><text:span text:style-name="T2">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559" draw:display-name="Dashed (var) 3559" draw:style="rect" draw:dots1="1" draw:dots1-length="0.002cm" draw:dots2="1" draw:dots2-length="0.002cm" draw:distance="0.002cm"/>
    <draw:stroke-dash draw:name="Dashed_20__28_var_29__20_3560" draw:display-name="Dashed (var) 3560" draw:style="rect" draw:dots1="1" draw:dots1-length="0.002cm" draw:dots2="1" draw:dots2-length="0.002cm" draw:distance="0.002cm"/>
    <draw:stroke-dash draw:name="Dashed_20__28_var_29__20_3561" draw:display-name="Dashed (var) 3561" draw:style="rect" draw:dots1="1" draw:dots1-length="0.002cm" draw:dots2="1" draw:dots2-length="0.002cm" draw:distance="0.002cm"/>
    <draw:stroke-dash draw:name="Dashed_20__28_var_29__20_3562" draw:display-name="Dashed (var) 3562" draw:style="rect" draw:dots1="1" draw:dots1-length="0.002cm" draw:dots2="1" draw:dots2-length="0.002cm" draw:distance="0.002cm"/>
    <draw:stroke-dash draw:name="Dashed_20__28_var_29__20_3563" draw:display-name="Dashed (var) 3563" draw:style="rect" draw:dots1="1" draw:dots1-length="0.002cm" draw:dots2="1" draw:dots2-length="0.002cm" draw:distance="0.002cm"/>
    <draw:stroke-dash draw:name="Dashed_20__28_var_29__20_3564" draw:display-name="Dashed (var) 3564" draw:style="rect" draw:dots1="1" draw:dots1-length="0.002cm" draw:dots2="1" draw:dots2-length="0.002cm" draw:distance="0.002cm"/>
    <draw:stroke-dash draw:name="Dashed_20__28_var_29__20_3565" draw:display-name="Dashed (var) 3565" draw:style="rect" draw:dots1="1" draw:dots1-length="0.002cm" draw:dots2="1" draw:dots2-length="0.002cm" draw:distance="0.002cm"/>
    <draw:stroke-dash draw:name="Dashed_20__28_var_29__20_3566" draw:display-name="Dashed (var) 3566" draw:style="rect" draw:dots1="1" draw:dots1-length="0.002cm" draw:dots2="1" draw:dots2-length="0.002cm" draw:distance="0.002cm"/>
    <draw:stroke-dash draw:name="Dashed_20__28_var_29__20_3567" draw:display-name="Dashed (var) 3567" draw:style="rect" draw:dots1="1" draw:dots1-length="0.002cm" draw:dots2="1" draw:dots2-length="0.002cm" draw:distance="0.002cm"/>
    <draw:stroke-dash draw:name="Dashed_20__28_var_29__20_3568" draw:display-name="Dashed (var) 3568" draw:style="rect" draw:dots1="1" draw:dots1-length="0.002cm" draw:dots2="1" draw:dots2-length="0.002cm" draw:distance="0.002cm"/>
    <draw:stroke-dash draw:name="Dashed_20__28_var_29__20_3569" draw:display-name="Dashed (var) 3569" draw:style="rect" draw:dots1="1" draw:dots1-length="0.002cm" draw:dots2="1" draw:dots2-length="0.002cm" draw:distance="0.002cm"/>
    <draw:stroke-dash draw:name="Dashed_20__28_var_29__20_3570" draw:display-name="Dashed (var) 3570" draw:style="rect" draw:dots1="1" draw:dots1-length="0.002cm" draw:dots2="1" draw:dots2-length="0.002cm" draw:distance="0.002cm"/>
    <draw:stroke-dash draw:name="Dashed_20__28_var_29__20_3571" draw:display-name="Dashed (var) 3571" draw:style="rect" draw:dots1="1" draw:dots1-length="0.002cm" draw:dots2="1" draw:dots2-length="0.002cm" draw:distance="0.002cm"/>
    <draw:stroke-dash draw:name="Dashed_20__28_var_29__20_3572" draw:display-name="Dashed (var) 3572" draw:style="rect" draw:dots1="1" draw:dots1-length="0.002cm" draw:dots2="1" draw:dots2-length="0.002cm" draw:distance="0.002cm"/>
    <draw:stroke-dash draw:name="Dashed_20__28_var_29__20_3573" draw:display-name="Dashed (var) 3573" draw:style="rect" draw:dots1="1" draw:dots1-length="0.002cm" draw:dots2="1" draw:dots2-length="0.002cm" draw:distance="0.002cm"/>
    <draw:stroke-dash draw:name="Dashed_20__28_var_29__20_3574" draw:display-name="Dashed (var) 3574" draw:style="rect" draw:dots1="1" draw:dots1-length="0.002cm" draw:dots2="1" draw:dots2-length="0.002cm" draw:distance="0.002cm"/>
    <draw:stroke-dash draw:name="Dashed_20__28_var_29__20_3575" draw:display-name="Dashed (var) 3575" draw:style="rect" draw:dots1="1" draw:dots1-length="0.002cm" draw:dots2="1" draw:dots2-length="0.002cm" draw:distance="0.002cm"/>
    <draw:stroke-dash draw:name="Dashed_20__28_var_29__20_3576" draw:display-name="Dashed (var) 3576" draw:style="rect" draw:dots1="1" draw:dots1-length="0.002cm" draw:dots2="1" draw:dots2-length="0.002cm" draw:distance="0.002cm"/>
    <draw:stroke-dash draw:name="Dashed_20__28_var_29__20_3577" draw:display-name="Dashed (var) 3577" draw:style="rect" draw:dots1="1" draw:dots1-length="0.002cm" draw:dots2="1" draw:dots2-length="0.002cm" draw:distance="0.002cm"/>
    <draw:stroke-dash draw:name="Dashed_20__28_var_29__20_3578" draw:display-name="Dashed (var) 3578" draw:style="rect" draw:dots1="1" draw:dots1-length="0.002cm" draw:dots2="1" draw:dots2-length="0.002cm" draw:distance="0.002cm"/>
    <draw:stroke-dash draw:name="Dashed_20__28_var_29__20_3579" draw:display-name="Dashed (var) 3579" draw:style="rect" draw:dots1="1" draw:dots1-length="0.002cm" draw:dots2="1" draw:dots2-length="0.002cm" draw:distance="0.002cm"/>
    <draw:stroke-dash draw:name="Dashed_20__28_var_29__20_3580" draw:display-name="Dashed (var) 3580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36:58.536428351</meta:creation-date>
    <dc:date>2018-03-16T11:38:41.061565271</dc:date>
    <meta:editing-duration>PT1M42S</meta:editing-duration>
    <meta:editing-cycles>1</meta:editing-cycles>
    <meta:document-statistic meta:object-count="182"/>
    <meta:generator>LibreOffice/6.0.0.3$MacOSX_X86_64 LibreOffice_project/64a0f66915f38c6217de274f0aa8e15618924765</meta:generator>
  </office:meta>
</office:document-meta>
</file>